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AE0000002741D3E8A9.png"/>
  <manifest:file-entry manifest:media-type="image/png" manifest:full-path="Pictures/10000201000007060000005CE7603EE8.png"/>
  <manifest:file-entry manifest:media-type="image/png" manifest:full-path="Pictures/10000201000003D00000005EDDE309BD.png"/>
  <manifest:file-entry manifest:media-type="image/png" manifest:full-path="Pictures/100002010000049700000045120602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fika1" text:anchor-type="as-char" svg:width="17.59cm" svg:height="1.032cm" draw:z-index="0"><draw:image xlink:href="Pictures/10000201000004970000004512060226.png" xlink:type="simple" xlink:show="embed" xlink:actuate="onLoad"/></draw:frame></text:p>
      <text:p text:style-name="Standard">Born: 197</text:p>
      <text:p text:style-name="Text_20_body">Gender: Female</text:p>
      <text:p text:style-name="Text_20_body">Migration date: early autumn 229</text:p>
      <text:p text:style-name="Text_20_body">Quite religious</text:p>
      <text:p text:style-name="Text_20_body">Most un-eventful noble</text:p>
      <text:h text:style-name="Heading_20_2" text:outline-level="2">Position:</text:h>
      <text:p text:style-name="Text_20_body">Baroness of Lenscanyon</text:p>
      <text:p text:style-name="Text_20_body"><draw:frame draw:style-name="fr1" draw:name="grafika4" text:anchor-type="as-char" svg:width="16.999cm" svg:height="0.87cm" draw:z-index="2"><draw:image xlink:href="Pictures/10000201000007060000005CE7603EE8.png" xlink:type="simple" xlink:show="embed" xlink:actuate="onLoad"/></draw:frame> inherited from mother </text:p>
      <text:p text:style-name="Text_20_body"><draw:frame draw:style-name="fr1" draw:name="grafika7" text:anchor-type="as-char" svg:width="16.999cm" svg:height="0.455cm" draw:z-index="1"><draw:image xlink:href="Pictures/10000201000005AE0000002741D3E8A9.png" xlink:type="simple" xlink:show="embed" xlink:actuate="onLoad"/></draw:frame></text:p>
      <text:h text:style-name="Heading_20_2" text:outline-level="2">Relatives:</text:h>
      <text:p text:style-name="Text_20_body">Mother – Mosus Workedstoker, died in 229 at Bootbegin</text:p>
      <text:p text:style-name="Text_20_body">Father – Rimtar Letterrhyme, alive, last seen at Whitelash</text:p>
      <text:p text:style-name="Text_20_body"><draw:frame draw:style-name="fr1" draw:name="grafika2" text:anchor-type="as-char" svg:width="17.59cm" svg:height="1.693cm" draw:z-index="3"><draw:image xlink:href="Pictures/10000201000003D00000005EDDE309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svg:width="16.51cm" fo:min-height="0.041cm" text:anchor-type="as-char" svg:x="0.54cm" svg:y="-22.86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Smith</meta:initial-creator>
    <meta:creation-date>2011-11-29T17:34:37</meta:creation-date>
    <dc:date>2023-02-09T14:49:14.47</dc:date>
    <dc:creator>Jakub </dc:creator>
    <meta:editing-duration>PT24M3S</meta:editing-duration>
    <meta:editing-cycles>9</meta:editing-cycles>
    <meta:generator>OpenOffice/4.1.13$Win32 OpenOffice.org_project/4113m1$Build-9810</meta:generator>
    <meta:document-statistic meta:table-count="0" meta:image-count="4" meta:object-count="0" meta:page-count="1" meta:paragraph-count="14" meta:word-count="40" meta:character-count="271"/>
  </office:meta>
</office:document-meta>
</file>